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rkerFelt" svg:font-family="MarkerFelt" style:font-family-generic="swiss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Hyperlink" style:family="text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Heading2" style:family="paragraph">
      <style:text-properties fo:font-size="18pt" style:font-size-asian="18pt" style:font-size-complex="18pt"/>
    </style:style>
    <style:style style:name="TableColumn8" style:family="table-column">
      <style:table-column-properties style:column-width="2.052in"/>
    </style:style>
    <style:style style:name="TableColumn9" style:family="table-column">
      <style:table-column-properties style:column-width="1.0229in"/>
    </style:style>
    <style:style style:name="TableColumn10" style:family="table-column">
      <style:table-column-properties style:column-width="0.75in"/>
    </style:style>
    <style:style style:name="TableColumn11" style:family="table-column">
      <style:table-column-properties style:column-width="0.277in"/>
    </style:style>
    <style:style style:name="TableColumn12" style:family="table-column">
      <style:table-column-properties style:column-width="2.1041in"/>
    </style:style>
    <style:style style:name="Table7" style:family="table">
      <style:table-properties style:width="6.2062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138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top="0.0833in" fo:margin-bottom="0.1666in" fo:line-height="100%"/>
    </style:style>
    <style:style style:name="T1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9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top="0.0833in" fo:margin-bottom="0.1666in" fo:line-height="100%"/>
    </style:style>
    <style:style style:name="T2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22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833in" fo:margin-bottom="0.1666in" fo:line-height="100%"/>
    </style:style>
    <style:style style:name="T24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25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26" style:family="table-row">
      <style:table-row-properties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top="0.0833in" fo:margin-bottom="0.1666in" fo:line-height="100%"/>
    </style:style>
    <style:style style:name="T2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30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31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32" style:family="table-row">
      <style:table-row-properties/>
    </style:style>
    <style:style style:name="TableCell33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text-autospace="none" fo:margin-bottom="0in" fo:line-height="100%"/>
    </style:style>
    <style:style style:name="T35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36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T37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TableRow38" style:family="table-row">
      <style:table-row-properties/>
    </style:style>
    <style:style style:name="TableCell3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833in" fo:margin-bottom="0.1666in" fo:line-height="100%"/>
    </style:style>
    <style:style style:name="T4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42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46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47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8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9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50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51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TableRow52" style:family="table-row">
      <style:table-row-properties/>
    </style:style>
    <style:style style:name="TableCell53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833in" fo:margin-bottom="0.1666in" fo:line-height="100%"/>
    </style:style>
    <style:style style:name="T55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56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833in" fo:margin-bottom="0.1666in" fo:line-height="100%"/>
    </style:style>
    <style:style style:name="T5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59" style:family="table-row">
      <style:table-row-properties/>
    </style:style>
    <style:style style:name="TableCell6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top="0.0833in" fo:margin-bottom="0.1666in" fo:line-height="100%"/>
    </style:style>
    <style:style style:name="T6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63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833in" fo:margin-bottom="0.1666in" fo:line-height="100%"/>
    </style:style>
    <style:style style:name="T6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67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Row68" style:family="table-row">
      <style:table-row-properties fo:keep-together="always"/>
    </style:style>
    <style:style style:name="TableCell6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.0833in" fo:margin-bottom="0.1666in" fo:line-height="100%"/>
    </style:style>
    <style:style style:name="T7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72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top="0.0694in" fo:margin-bottom="0.0694in" fo:line-height="100%"/>
    </style:style>
    <style:style style:name="T75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76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77" style:parent-style-name="DefaultParagraphFont" style:family="text">
      <style:text-properties style:font-name="Times New Roman" style:font-name-asian="Times New Roman" style:language-asian="en" style:country-asian="GB"/>
    </style:style>
    <style:style style:name="T78" style:parent-style-name="DefaultParagraphFont" style:family="text">
      <style:text-properties style:font-name="Times New Roman" style:font-name-asian="Times New Roman" style:language-asian="en" style:country-asian="GB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0833in" fo:margin-bottom="0.1666in" fo:line-height="100%"/>
    </style:style>
    <style:style style:name="T8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83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T84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style:language-asian="en" style:country-asian="GB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4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olumn98" style:family="table-column">
      <style:table-column-properties style:column-width="2.052in"/>
    </style:style>
    <style:style style:name="TableColumn99" style:family="table-column">
      <style:table-column-properties style:column-width="1.0229in"/>
    </style:style>
    <style:style style:name="TableColumn100" style:family="table-column">
      <style:table-column-properties style:column-width="0.75in"/>
    </style:style>
    <style:style style:name="TableColumn101" style:family="table-column">
      <style:table-column-properties style:column-width="0.277in"/>
    </style:style>
    <style:style style:name="TableColumn102" style:family="table-column">
      <style:table-column-properties style:column-width="2.1041in"/>
    </style:style>
    <style:style style:name="Table97" style:family="table">
      <style:table-properties style:width="6.2062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138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top="0.0833in" fo:margin-bottom="0.1666in" fo:line-height="100%"/>
    </style:style>
    <style:style style:name="T10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0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0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09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833in" fo:margin-bottom="0.1666in" fo:line-height="100%"/>
    </style:style>
    <style:style style:name="T11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12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top="0.0833in" fo:margin-bottom="0.1666in" fo:line-height="100%"/>
    </style:style>
    <style:style style:name="T114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115" style:family="table-row">
      <style:table-row-properties/>
    </style:style>
    <style:style style:name="TableCell11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top="0.0833in" fo:margin-bottom="0.1666in" fo:line-height="100%"/>
    </style:style>
    <style:style style:name="T11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19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20" style:family="table-row">
      <style:table-row-properties/>
    </style:style>
    <style:style style:name="TableCell121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text-autospace="none" fo:margin-bottom="0in" fo:line-height="100%"/>
    </style:style>
    <style:style style:name="T123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24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125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top="0.0833in" fo:margin-bottom="0.1666in" fo:line-height="100%"/>
    </style:style>
    <style:style style:name="T12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30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134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35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36" style:parent-style-name="ListParagraph" style:list-style-name="LFO2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37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top="0.0833in" fo:margin-bottom="0.1666in" fo:line-height="100%"/>
    </style:style>
    <style:style style:name="T14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top="0.0833in" fo:margin-bottom="0.1666in" fo:line-height="100%"/>
    </style:style>
    <style:style style:name="T144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145" style:family="table-row">
      <style:table-row-properties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top="0.0833in" fo:margin-bottom="0.1666in" fo:line-height="100%"/>
    </style:style>
    <style:style style:name="T14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49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top="0.0833in" fo:margin-bottom="0.1666in" fo:line-height="100%"/>
    </style:style>
    <style:style style:name="T15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53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Row154" style:family="table-row">
      <style:table-row-properties fo:keep-together="always"/>
    </style:style>
    <style:style style:name="TableCell15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833in" fo:margin-bottom="0.1666in" fo:line-height="100%"/>
    </style:style>
    <style:style style:name="T15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5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159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top="0.0694in" fo:margin-bottom="0.0694in" fo:line-height="100%"/>
    </style:style>
    <style:style style:name="T162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163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164" style:parent-style-name="DefaultParagraphFont" style:family="text">
      <style:text-properties style:font-name="Times New Roman" style:font-name-asian="Times New Roman" style:language-asian="en" style:country-asian="GB"/>
    </style:style>
    <style:style style:name="T165" style:parent-style-name="DefaultParagraphFont" style:family="text">
      <style:text-properties style:font-name="Times New Roman" style:font-name-asian="Times New Roman" style:language-asian="en" style:country-asian="GB"/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top="0.0833in" fo:margin-bottom="0.1666in" fo:line-height="100%"/>
    </style:style>
    <style:style style:name="T16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70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P171" style:parent-style-name="Normal" style:family="paragraph">
      <style:paragraph-properties fo:margin-bottom="0in" fo:line-height="100%"/>
      <style:text-properties style:font-name="Times New Roman" style:font-name-asian="Times New Roman" style:language-asian="en" style:country-asian="GB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4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6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8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</office:automatic-styles>
  <office:body>
    <office:text text:use-soft-page-breaks="true">
      <text:h text:style-name="P1" text:outline-level="1">IN2013 Object-Oriented Analysis and Design 2025/26 Coursework Assignment 1 (Analysis) Z-Flexi Credit Card Mobile App Assignment Answers</text:h>
      <text:p text:style-name="Normal"><text:s/></text:p>
      <text:p text:style-name="Normal"/>
      <text:p text:style-name="P2">Name: Varinder Singh</text:p>
      <text:p text:style-name="Normal"><text:span text:style-name="T3">Email:<text:s/></text:span><text:a xlink:href="mailto:Varinder.singh@city.ac.uk" office:target-frame-name="_top" xlink:show="replace"><text:span text:style-name="T4">Varinder.singh@city.ac.uk</text:span></text:a></text:p>
      <text:p text:style-name="P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6" text:outline-level="2">Question 1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bookmark-start text:name="_Hlk212460751"/><text:span text:style-name="T16">Requirement ID:<text:s/></text:span><text:span text:style-name="T17">FR-</text:span><text:span text:style-name="T18">01</text:span></text:p>
          </table:table-cell>
          <table:table-cell table:style-name="TableCell19" table:number-columns-spanned="3">
            <text:p text:style-name="P20"><text:span text:style-name="T21">Requirement Type: FR</text:span></text:p>
          </table:table-cell>
          <table:covered-table-cell/>
          <table:covered-table-cell/>
          <table:table-cell table:style-name="TableCell22">
            <text:p text:style-name="P23"><text:span text:style-name="T24">Event/Use Case #:</text:span><text:s/><text:span text:style-name="T25">Login</text:span></text:p>
          </table:table-cell>
        </table:table-row>
        <table:table-row table:style-name="TableRow26">
          <table:table-cell table:style-name="TableCell27" table:number-columns-spanned="5">
            <text:p text:style-name="P28"><text:span text:style-name="T29">Description:<text:s/></text:span><text:span text:style-name="T30">The Z-Client system shall allow<text:s/></text:span><text:span text:style-name="T31">registered customers to log in using either their email address or Customer ID along with their passwor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5">
            <text:p text:style-name="P34"><text:span text:style-name="T35">Rationale:<text:s/></text:span><text:span text:style-name="T36">Access to the app must only be granted to users with registered account by login authentication. This also is a layer of protection for users individual<text:s/></text:span><text:span text:style-name="T37">data. User can use either email or customer ID which ever is easier to remember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5">
            <text:p text:style-name="P40"><text:span text:style-name="T41">Source:<text:s/></text:span><text:span text:style-name="T42">Z-Flexi Credit Card Mobile App initial requirement specifi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5">
            <text:p text:style-name="P45">Fit Criteria:<text:s/></text:p>
            <text:p text:style-name="P46">The functionality will be considered correctly implemented if the following tests pass successfully:</text:p>
            <text:list text:style-name="LFO1" text:continue-numbering="true">
              <text:list-item>
                <text:p text:style-name="P47">Test with invalid credentials there should be an error message displayed.</text:p>
              </text:list-item>
              <text:list-item>
                <text:p text:style-name="P48">Test with correct credentials and account access is granted</text:p>
              </text:list-item>
              <text:list-item>
                <text:p text:style-name="P49">Test<text:s/>with a user that has registered but has not activated their account , they will be prompted to activate their account</text:p>
              </text:list-item>
              <text:list-item>
                <text:p text:style-name="P50">Test with an email that has non-existing account should display an error message.</text:p>
              </text:list-item>
              <text:list-item>
                <text:p text:style-name="P51">Test to login to the same account with both the email or customer id number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<text:span text:style-name="T55">Customer Satisfaction: 5</text:span></text:p>
          </table:table-cell>
          <table:covered-table-cell/>
          <table:table-cell table:style-name="TableCell56" table:number-columns-spanned="3">
            <text:p text:style-name="P57"><text:span text:style-name="T58">Customer Dissatisfaction: 5</text:span>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2">
            <text:p text:style-name="P61"><text:span text:style-name="T62">Priority:<text:s/></text:span><text:span text:style-name="T63">Essential</text:span></text:p>
          </table:table-cell>
          <table:covered-table-cell/>
          <table:table-cell table:style-name="TableCell64" table:number-columns-spanned="3">
            <text:p text:style-name="P65"><text:span text:style-name="T66">Conflicts:<text:s/></text:span><text:span text:style-name="T67">None</text:span></text:p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3">
            <text:p text:style-name="P70"><text:span text:style-name="T71">Supporting Material:<text:s/></text:span><text:span text:style-name="T72">Z-Flexi Credit Card Mobile App initial requirement specification.</text:span></text:p>
          </table:table-cell>
          <table:covered-table-cell/>
          <table:covered-table-cell/>
          <table:table-cell table:style-name="TableCell73" table:number-columns-spanned="2" table:number-rows-spanned="2">
            <text:p text:style-name="P74"><text:span text:style-name="T75">Volere</text:span><text:span text:style-name="T76"><text:line-break/></text:span><text:span text:style-name="T77"><text:line-break/></text:span><text:span text:style-name="T78">Source: Atlantic Systems Guild</text:span></text:p>
          </table:table-cell>
          <table:covered-table-cell/>
        </table:table-row>
        <table:table-row table:style-name="TableRow79">
          <table:table-cell table:style-name="TableCell80" table:number-columns-spanned="3">
            <text:p text:style-name="P81"><text:span text:style-name="T82">History:<text:s/></text:span><text:span text:style-name="T83">New<text:s/></text:span><text:span text:style-name="T84">requirement.</text:span></text:p>
          </table:table-cell>
          <table:covered-table-cell/>
          <table:covered-table-cell/>
          <table:covered-table-cell>
            <text:p text:style-name="P85"/>
          </table:covered-table-cell>
          <table:covered-table-cell/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Normal"><text:bookmark-end text:name="_Hlk212460751"/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Requirement ID:<text:s/></text:span><text:span text:style-name="T107">NFR-</text:span><text:span text:style-name="T108">01</text:span></text:p>
          </table:table-cell>
          <table:table-cell table:style-name="TableCell109" table:number-columns-spanned="3">
            <text:p text:style-name="P110"><text:span text:style-name="T111">Requirement Type: NFR</text:span></text:p>
          </table:table-cell>
          <table:covered-table-cell/>
          <table:covered-table-cell/>
          <table:table-cell table:style-name="TableCell112">
            <text:p text:style-name="P113"><text:span text:style-name="T114">Event/Use Case #: N/A (non-functional requirements do not refer to use case)</text:span></text:p>
          </table:table-cell>
        </table:table-row>
        <table:table-row table:style-name="TableRow115">
          <table:table-cell table:style-name="TableCell116" table:number-columns-spanned="5">
            <text:p text:style-name="P117"><text:span text:style-name="T118">Description:<text:s/></text:span><text:span text:style-name="T119">The Z-Client system shall log out the user after 15 minutes of inactivity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 table:number-columns-spanned="5">
            <text:p text:style-name="P122"><text:span text:style-name="T123">Rationale:<text:s/></text:span><text:span text:style-name="T124">To<text:s/></text:span><text:span text:style-name="T125">prevent unauthorised access if the users device is stolen or left unattended. This protects the users sensitive financial inform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5">
            <text:p text:style-name="P128"><text:span text:style-name="T129">Source:<text:s/></text:span><text:span text:style-name="T130">Z-Flexi Credit Card Mobile App initial requirement specifi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5">
            <text:p text:style-name="P133">Fit Criteria:<text:s/></text:p>
            <text:list text:style-name="LFO1" text:continue-numbering="true">
              <text:list-item>
                <text:p text:style-name="P134">System should monitor the<text:s/>users interactivity and only start timer after the last user interaction .</text:p>
              </text:list-item>
              <text:list-item>
                <text:p text:style-name="P135">If user activity is not detected for exactly 15 minutes</text:p>
              </text:list-item>
            </text:list>
            <text:list text:style-name="LFO2" text:continue-numbering="true">
              <text:list-item>
                <text:p text:style-name="P136">The system will log the user out.</text:p>
              </text:list-item>
            </text:list>
            <text:list text:style-name="LFO1" text:continue-numbering="true">
              <text:list-item>
                <text:p text:style-name="P137">System must be tested with extreme boundaries , such as at 14:59 the user should still be logged into the system and at exactly 15 minute the user shall be logged out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138">
          <table:table-cell table:style-name="TableCell139" table:number-columns-spanned="2">
            <text:p text:style-name="P140"><text:span text:style-name="T141">Customer Satisfaction: 5</text:span></text:p>
          </table:table-cell>
          <table:covered-table-cell/>
          <table:table-cell table:style-name="TableCell142" table:number-columns-spanned="3">
            <text:p text:style-name="P143"><text:span text:style-name="T144">Customer Dissatisfaction: 5</text:span></text:p>
          </table:table-cell>
          <table:covered-table-cell/>
          <table:covered-table-cell/>
        </table:table-row>
        <table:table-row table:style-name="TableRow145">
          <table:table-cell table:style-name="TableCell146" table:number-columns-spanned="2">
            <text:p text:style-name="P147"><text:span text:style-name="T148">Priority:<text:s/></text:span><text:span text:style-name="T149">Essential</text:span></text:p>
          </table:table-cell>
          <table:covered-table-cell/>
          <table:table-cell table:style-name="TableCell150" table:number-columns-spanned="3">
            <text:p text:style-name="P151"><text:span text:style-name="T152">Conflicts:<text:s/></text:span><text:span text:style-name="T153">None</text:span></text:p>
          </table:table-cell>
          <table:covered-table-cell/>
          <table:covered-table-cell/>
        </table:table-row>
        <table:table-row table:style-name="TableRow154">
          <table:table-cell table:style-name="TableCell155" table:number-columns-spanned="3">
            <text:p text:style-name="P156"><text:span text:style-name="T157">Supporting Material:<text:s/></text:span><text:span text:style-name="T158">Z-Flexi Credit Card Mobile App initial requirement<text:s/></text:span><text:span text:style-name="T159">specification.</text:span></text:p>
          </table:table-cell>
          <table:covered-table-cell/>
          <table:covered-table-cell/>
          <table:table-cell table:style-name="TableCell160" table:number-columns-spanned="2" table:number-rows-spanned="2">
            <text:p text:style-name="P161"><text:span text:style-name="T162">Volere</text:span><text:span text:style-name="T163"><text:line-break/></text:span><text:span text:style-name="T164"><text:line-break/></text:span><text:span text:style-name="T165">Source: Atlantic Systems Guild</text:span></text:p>
          </table:table-cell>
          <table:covered-table-cell/>
        </table:table-row>
        <table:table-row table:style-name="TableRow166">
          <table:table-cell table:style-name="TableCell167" table:number-columns-spanned="3">
            <text:p text:style-name="P168"><text:span text:style-name="T169">History:<text:s/></text:span><text:span text:style-name="T170">New requirement.</text:span></text:p>
          </table:table-cell>
          <table:covered-table-cell/>
          <table:covered-table-cell/>
          <table:covered-table-cell>
            <text:p text:style-name="P171"/>
          </table:covered-table-cell>
          <table:covered-table-cell/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Normal"/>
      <text:h text:style-name="Heading2" text:outline-level="2">Question 2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rkerFelt" svg:font-family="MarkerFelt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rinder singh</meta:initial-creator>
    <dc:creator>UG-Singh, Varinder</dc:creator>
    <meta:creation-date>2025-10-27T11:16:00Z</meta:creation-date>
    <dc:date>2025-10-27T19:15:00Z</dc:date>
    <meta:template xlink:href="Normal" xlink:type="simple"/>
    <meta:editing-cycles>5</meta:editing-cycles>
    <meta:editing-duration>PT22080S</meta:editing-duration>
    <meta:document-statistic meta:page-count="1" meta:paragraph-count="54" meta:word-count="395" meta:character-count="2615" meta:row-count="98" meta:non-whitespace-character-count="2274"/>
  </office:meta>
</office:document-meta>
</file>